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2pt" style:font-size-asian="10.5pt" style:font-size-complex="12pt"/>
    </style:style>
    <style:style style:name="P4" style:family="paragraph" style:parent-style-name="Standard" style:list-style-name="L1">
      <style:text-properties fo:font-size="12pt" fo:background-color="transparent" style:font-size-asian="10.5pt" style:font-size-complex="12pt"/>
    </style:style>
    <style:style style:name="P5" style:family="paragraph" style:parent-style-name="Standard" style:list-style-name="L2">
      <style:text-properties fo:font-size="12pt" style:font-size-asian="12pt" style:font-size-complex="12pt"/>
    </style:style>
    <style:style style:name="P6" style:family="paragraph" style:parent-style-name="Standard" style:list-style-name="L2"/>
    <style:style style:name="P7" style:family="paragraph" style:parent-style-name="Heading_20_2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T1" style:family="text">
      <style:text-properties style:use-window-font-color="true" fo:language="ru" fo:country="RU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2" style:family="text">
      <style:text-properties fo:font-variant="normal" fo:text-transform="none" style:use-window-font-color="true" style:text-line-through-style="none" fo:letter-spacing="normal" fo:language="ru" fo:country="RU" fo:font-style="normal" style:text-underline-style="none" fo:font-weight="normal" style:font-style-asian="normal" style:font-weight-asian="normal"/>
    </style:style>
    <style:style style:name="T3" style:family="text">
      <style:text-properties fo:background-color="transparent"/>
    </style:style>
    <style:style style:name="T4" style:family="text">
      <style:text-properties style:font-name="Arial1" fo:background-color="#ffffff"/>
    </style:style>
    <style:style style:name="T5" style:family="text">
      <style:text-properties style:font-name="Times New Roman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Дополнительная программа<text:line-break/>кандидатского экзамена<text:line-break/>аспиранта Пеленицына Артёма Михайловича<text:line-break/>по специальности<text:span text:style-name="T1"> </text:span><text:bookmark text:name="internal-source-marker_0.123349846806377"/><text:span text:style-name="T2">05.13.11 «Математическое и программное обеспечение вычислительных машин, комплексов <text:line-break/>и компьютерных сетей»</text:span></text:h>
      <text:h text:style-name="Heading_20_3" text:outline-level="3"/>
      <text:list xml:id="list1327518440" text:style-name="L1">
        <text:list-item>
          <text:p text:style-name="P2">Теория помехоустойчивого кодирования</text:p>
          <text:list>
            <text:list-item>
              <text:p text:style-name="P1">Метрика Хэмминга. Вес. Связь между метрикой и весом. Минимальное кодовое расстояние. Критерий исправления ошибок.</text:p>
            </text:list-item>
            <text:list-item>
              <text:p text:style-name="P1">Основные параметры кодов. Спектр кода. Важнейшие границы кодов: граница Синглтона, граница Варшамова-Гилберта.</text:p>
            </text:list-item>
            <text:list-item>
              <text:p text:style-name="P1">Простейшие алгебро-геометрические коды, задаваемые отображением вычисления.. Частный случай: коды Рида—Соломона и обобщённые коды <text:s/>Рида—Соломона. Вычетные коды и двойственность.</text:p>
            </text:list-item>
            <text:list-item>
              <text:p text:style-name="P1">Циклические коды. Порождающий и проверочный многочлены. Теорема о дуальном коде циклического кода. Возвратный многочлен, обратный код. Теорема об обратном коде. </text:p>
            </text:list-item>
            <text:list-item>
              <text:p text:style-name="P1">Коды БЧХ, их свойства. Примитивные коды БЧХ, коды БЧХ в узком смысле. Расстояние Боуза. Асимптотически хорошие семейства кодов. Декодирование кодов БЧХ, принципиальный алгоритм Питерсона-Горенстейна-Цирлера .</text:p>
            </text:list-item>
          </text:list>
        </text:list-item>
        <text:list-item>
          <text:p text:style-name="P2">Теория типов и функциональное программирование</text:p>
          <text:list>
            <text:list-item>
              <text:p text:style-name="P3">Алгебраические типы данных на примере языка Haskell: объявление и использование. Параметризованные типы, понятие о сорте типа. Рекурсивные типы. </text:p>
            </text:list-item>
            <text:list-item>
              <text:p text:style-name="P3">Полиморфизм на основе классов типов на примере языка Haskell. Простейшие классы типов. Иерархия классов типов. Инстанцирование и автоматическое порождение инстанций классов типов.</text:p>
            </text:list-item>
            <text:list-item>
              <text:p text:style-name="P3">Проблема выражения индетерминизма, ошибок и побочных эффектов в чистых функциональных языках. Монадические вычисления. Фундаментальные классы типов языка Haskell: функторы, аппликативные функторы, моноиды, монады. Теоретико‑категорная интерпретация.</text:p>
            </text:list-item>
            <text:list-item>
              <text:p text:style-name="P4">Синтаксис λ-исчисления с простыми типами. Отношение типизации, правила типизации, контексты, деревья вывода типа терма. Свойства типизации. Расширения системы типов. Выразительная сила λ-исчисления с простыми типами, пример: отсутствие типа для самоприменения.</text:p>
            </text:list-item>
          </text:list>
        </text:list-item>
        <text:list-item>
          <text:p text:style-name="P2">Теория алгоритмов</text:p>
          <text:list>
            <text:list-item>
              <text:p text:style-name="P3"><text:bookmark text:name="internal-source-marker_0.95973380352370441"/><text:span text:style-name="T5">Бестиповое λ</text:span><text:span text:style-name="T3">-исчисление как язык программирования: Кодирование логических значений, пар и натуральных чисел. Базовые функции: проверка на равенство нулю, сложение, умножение, предшествование и вычитание. Стратегии редукции.</text:span></text:p>
            </text:list-item>
            <text:list-item>
              <text:p text:style-name="P3"><text:span text:style-name="T3">Комбина́торная логика. Варианты базисных наборов комбинаторов. Связь с λ</text:span><text:span text:style-name="T4">‑</text:span><text:span text:style-name="T3">исчислением.</text:span></text:p>
            </text:list-item>
          </text:list>
        </text:list-item>
        <text:list-item>
          <text:p text:style-name="P2"><text:soft-page-break/>Теория формальных языков и автоматов</text:p>
          <text:list>
            <text:list-item>
              <text:p text:style-name="P3">Лемма о накачке для регулярных языков, примеры её использования.</text:p>
            </text:list-item>
            <text:list-item>
              <text:p text:style-name="P3">Нахождение языка конечного автомата методом исключения состояний.</text:p>
            </text:list-item>
            <text:list-item>
              <text:p text:style-name="P3">Замкнутость класса регулярных языков.</text:p>
            </text:list-item>
            <text:list-item>
              <text:p text:style-name="P3">Недетермированные конечные автоматы. Детерминизация. Пример «комбинаторного взрыва» в пространстве состояний.</text:p>
            </text:list-item>
            <text:list-item>
              <text:p text:style-name="P3">Нормальная форма Хомского контекстно-свободной грамматики. Схема приведения контекстно-свободной грамматики к нормальной форме Хомского.</text:p>
            </text:list-item>
            <text:list-item>
              <text:p text:style-name="P3">Алгоритмичесие проблемы теории формальных языков. Случай контекстно‑свободных языков. Алгоритм Кока–Янгера–Касами, принцип динамического программирования.</text:p>
            </text:list-item>
          </text:list>
        </text:list-item>
      </text:list>
      <text:h text:style-name="Heading_20_3" text:outline-level="3">Литература</text:h>
      <text:list xml:id="list2159379187" text:style-name="L2">
        <text:list-item>
          <text:p text:style-name="P6">Сидельников В.М. Теория кодирования. – <text:s/>М.: ФИЗМАТЛИТ, 2008. – 324 с.</text:p>
        </text:list-item>
        <text:list-item>
          <text:p text:style-name="P6">Липовача М. Изучай Haskell во имя добра! – М.: ДМК-Пресс, 2012. – 490 с.</text:p>
        </text:list-item>
        <text:list-item>
          <text:p text:style-name="P6">Пирс Б. Типы в языках программирования. – М.:Лямбда пресс, Добросвет, 2012. – 656+xxiv с.</text:p>
        </text:list-item>
        <text:list-item>
          <text:p text:style-name="P6">Барендрегт Х. Ламбда-исчисление, его синтаксис и семантика. – М.: Мир, 1985. – 606 с.</text:p>
        </text:list-item>
        <text:list-item>
          <text:p text:style-name="P6">Вольфенгаген В.Э. Комбинаторная логика в программировании. Вычисления с объектами в примерах и задачах. 2-е изд. – М.: АО "Центр ЮрИнфоР", 2003. – 336 с.</text:p>
        </text:list-item>
        <text:list-item>
          <text:p text:style-name="P5">Хопкрофт Д.Э, Мотвани Р., Ульман Дж. Введение в теорию автоматов, языков и вычислений, 2-е изд.: Пер. с англ. — М.: Вильямс, 2002. – 528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199cm" fo:margin-bottom="0.199cm" fo:text-align="start" style:justify-single-word="false" fo:text-indent="2cm" style:auto-text-indent="false" fo:keep-with-next="always"/>
      <style:text-properties fo:font-size="14pt" fo:font-weight="bold" style:font-size-asian="16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Pelenitsyn</meta:initial-creator>
    <meta:creation-date>2012-04-19T10:45:02</meta:creation-date>
    <dc:date>2012-04-19T13:17:20</dc:date>
    <dc:creator>Artem Pelenitsyn</dc:creator>
    <meta:editing-duration>PT1H16M41S</meta:editing-duration>
    <meta:editing-cycles>10</meta:editing-cycles>
    <meta:generator>LibreOffice/3.4$Linux LibreOffice_project/340m1$Build-402</meta:generator>
    <meta:document-statistic meta:table-count="0" meta:image-count="0" meta:object-count="0" meta:page-count="2" meta:paragraph-count="29" meta:word-count="440" meta:character-count="3492" meta:non-whitespace-character-count="3103"/>
  </office:meta>
</office:document-meta>
</file>